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bec1a" officeooo:paragraph-rsid="000bec1a"/>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bec1a" officeooo:paragraph-rsid="000bec1a"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paragraph-rsid="000bec1a"/>
    </style:style>
    <style:style style:name="P4" style:family="paragraph" style:parent-style-name="Standard">
      <style:paragraph-properties fo:margin-left="0in" fo:margin-right="0in" fo:text-align="start" style:justify-single-word="false" fo:text-indent="0in" style:auto-text-indent="false"/>
      <style:text-properties officeooo:rsid="000bec1a" officeooo:paragraph-rsid="000bec1a"/>
    </style:style>
    <style:style style:name="P5" style:family="paragraph" style:parent-style-name="Heading_20_4">
      <style:paragraph-properties fo:margin-left="0in" fo:margin-right="0in" fo:text-align="start" style:justify-single-word="false" fo:text-indent="0in" style:auto-text-indent="false"/>
      <style:text-properties officeooo:rsid="000bec1a" officeooo:paragraph-rsid="00101974"/>
    </style:style>
    <style:style style:name="P6" style:family="paragraph" style:parent-style-name="Text_20_body">
      <style:paragraph-properties fo:text-align="center" style:justify-single-word="false"/>
      <style:text-properties fo:font-size="16pt" style:text-underline-style="solid" style:text-underline-width="auto" style:text-underline-color="font-color" fo:font-weight="bold" officeooo:rsid="000bec1a" officeooo:paragraph-rsid="00101974" style:font-size-asian="16pt" style:font-weight-asian="bold" style:font-size-complex="16pt" style:font-weight-complex="bold"/>
    </style:style>
    <style:style style:name="P7" style:family="paragraph" style:parent-style-name="Text_20_body">
      <style:paragraph-properties fo:margin-left="0.2917in" fo:margin-right="0in" fo:text-indent="0in" style:auto-text-indent="false"/>
      <style:text-properties officeooo:rsid="001392e4" officeooo:paragraph-rsid="001392e4"/>
    </style:style>
    <style:style style:name="P8" style:family="paragraph" style:parent-style-name="Text_20_body" style:list-style-name="L1"/>
    <style:style style:name="P9" style:family="paragraph" style:parent-style-name="Text_20_body" style:list-style-name="L1">
      <style:paragraph-properties fo:margin-top="0in" fo:margin-bottom="0in" loext:contextual-spacing="false"/>
    </style:style>
    <style:style style:name="T1" style:family="text">
      <style:text-properties fo:font-style="italic" style:text-underline-style="none" officeooo:rsid="000ed809" style:font-style-asian="italic" style:font-style-complex="italic"/>
    </style:style>
    <style:style style:name="T2" style:family="text">
      <style:text-properties fo:font-style="italic" style:text-underline-style="none" officeooo:rsid="000bec1a" style:font-style-asian="italic" style:font-style-complex="italic"/>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text:span text:style-name="Strong_20_Emphasis"><text:span text:style-name="T3">Title and People</text:span></text:span></text:h>
      <text:p text:style-name="P6"><text:span text:style-name="T4">The title of your design doc, the</text:span><text:span text:style-name="Emphasis"><text:span text:style-name="T4"> </text:span></text:span><text:span text:style-name="T4">author(s) (should be the same as the list of people planning to work on this project), the reviewer(s)</text:span><text:span text:style-name="Strong_20_Emphasis"><text:span text:style-name="T4"> </text:span></text:span><text:span text:style-name="T4">of the doc (we’ll talk more about that in the Process section below), and the date this document was last updated.</text:span></text:p>
      <text:p text:style-name="P2">Focus Manager</text:p>
      <text:p text:style-name="P1">Design Document</text:p>
      <text:p text:style-name="P1">Author: Phillip Thain</text:p>
      <text:p text:style-name="P1">Last Updated: 06/14/2019</text:p>
      <text:p text:style-name="P1"/>
      <text:p text:style-name="P1"><text:span text:style-name="Strong_20_Emphasis">“A design doc is the most useful tool for making sure the right work gets done.”</text:span></text:p>
      <text:p text:style-name="P3"><text:span text:style-name="T2">-</text:span><text:span text:style-name="T1">Angela Zhang</text:span></text:p>
      <text:h text:style-name="Heading_20_4" text:outline-level="4"><text:bookmark text:name="overview"/><text:span text:style-name="Strong_20_Emphasis">Overview</text:span></text:h>
      <text:p text:style-name="Text_20_body">A high level summary that every engineer at the company should understand and use to decide if it’s useful for them to read the rest of the doc. It should be 3 paragraphs max.</text:p>
      <text:p text:style-name="P7">Working independently on large projects can be challenging because of the long term nature of their construction, as well as their inherent complexity. While manual organization on paper or digitally is useful for keeping tabs on what tasks are most important and which are still left to accomplish, </text:p>
      <text:h text:style-name="Heading_20_4" text:outline-level="4"><text:bookmark text:name="context"/><text:span text:style-name="Strong_20_Emphasis">Context</text:span></text:h>
      <text:p text:style-name="Text_20_body">A description of the problem at hand, why this project is necessary, what people need to know to assess this project, and how it fits into the technical strategy, product strategy, or the team’s quarterly goals.</text:p>
      <text:h text:style-name="Heading_20_4" text:outline-level="4"><text:bookmark text:name="goals-and-non-goals"/><text:span text:style-name="Strong_20_Emphasis">Goals and Non-Goals</text:span></text:h>
      <text:p text:style-name="Text_20_body">The Goals section should:</text:p>
      <text:list xml:id="list2219030185" text:style-name="L1">
        <text:list-item>
          <text:p text:style-name="P9">describe the user-driven impact of your project — where your user might be another engineering team or even another technical system</text:p>
        </text:list-item>
        <text:list-item>
          <text:p text:style-name="P8">specify how to measure success using metrics — bonus points if you can link to a dashboard that tracks those metrics</text:p>
        </text:list-item>
      </text:list>
      <text:p text:style-name="Text_20_body">Non-Goals are equally important to describe which problems you <text:span text:style-name="Strong_20_Emphasis">won’t</text:span> be fixing so everyone is on the same page.</text:p>
      <text:h text:style-name="Heading_20_4" text:outline-level="4"><text:bookmark text:name="milestones"/><text:span text:style-name="Strong_20_Emphasis">Milestones</text:span></text:h>
      <text:p text:style-name="Text_20_body">A list of measurable checkpoints, so your PM and your manager’s manager can skim it and know roughly when different parts of the project will be done. I encourage you to break the project down into major user-facing milestones if the project is more than 1 month long.</text:p>
      <text:p text:style-name="Text_20_body">Use calendar dates so you take into account unrelated delays, vacations, meetings, and so on. It should look something like this:</text:p>
      <text:p text:style-name="Text_20_body"><text:soft-page-break/><text:span text:style-name="Source_20_Text">Start Date: June 7, 2018</text:span><text:line-break/><text:span text:style-name="Source_20_Text">Milestone 1 — New system MVP running in dark-mode: June 28, 2018</text:span><text:line-break/><text:span text:style-name="Source_20_Text">Milestone 2 - Retire old system: July 4th, 2018</text:span><text:line-break/><text:span text:style-name="Source_20_Text">End Date: Add feature X, Y, Z to new system: July 14th, 2018</text:span></text:p>
      <text:p text:style-name="Text_20_body">Add an <text:span text:style-name="Source_20_Text">[Update]</text:span> subsection here if the ETA of some of these milestone changes, so the stakeholders can easily see the most up-to-date estimates.</text:p>
      <text:h text:style-name="Heading_20_4" text:outline-level="4"><text:bookmark text:name="existing-solution"/><text:span text:style-name="Strong_20_Emphasis">Existing Solution</text:span></text:h>
      <text:p text:style-name="Text_20_body">In addition to describing the current implementation, you should also walk through a high level example flow to illustrate how users interact with this system and/or how data flow through it.</text:p>
      <text:p text:style-name="Text_20_body">A <text:span text:style-name="Strong_20_Emphasis">user</text:span><text:span text:style-name="Emphasis"> </text:span><text:span text:style-name="Strong_20_Emphasis">story</text:span><text:span text:style-name="Emphasis"> </text:span>is a great way to frame this. Keep in mind that your system might have different types of users with different use cases.</text:p>
      <text:h text:style-name="Heading_20_4" text:outline-level="4"><text:bookmark text:name="proposed-solution"/><text:span text:style-name="Strong_20_Emphasis">Proposed Solution</text:span></text:h>
      <text:p text:style-name="Text_20_body">Some people call this the <text:span text:style-name="Strong_20_Emphasis">Technical Architecture </text:span>section. Again, try to walk through a user story to concretize this. Feel free to include many sub-sections and diagrams.</text:p>
      <text:p text:style-name="Text_20_body">Provide a big picture first, then fill in <text:span text:style-name="Emphasis">lots</text:span><text:span text:style-name="Strong_20_Emphasis"> </text:span>of<text:span text:style-name="Strong_20_Emphasis"> </text:span>details. Aim for a world where you can write this, then take a vacation on some deserted island, and another engineer on the team can just read it and implement the solution as you described.</text:p>
      <text:h text:style-name="Heading_20_4" text:outline-level="4"><text:bookmark text:name="alternative-solutions"/><text:span text:style-name="Strong_20_Emphasis">Alternative Solutions</text:span></text:h>
      <text:p text:style-name="Text_20_body">What else did you consider when coming up with the solution above? What are the pros and cons of the alternatives? Have you considered buying a 3rd-party solution — or using an open source one — that solves this problem as opposed to building your own?</text:p>
      <text:h text:style-name="Heading_20_4" text:outline-level="4"><text:bookmark text:name="testability-monitoring-and-alerting"/><text:span text:style-name="Strong_20_Emphasis">Testability, Monitoring and Alerting</text:span></text:h>
      <text:p text:style-name="Text_20_body">I like including this section, because people often treat this as an afterthought or skip it all together, and it almost always comes back to bite them later when things break and they have no idea how or why.</text:p>
      <text:h text:style-name="Heading_20_4" text:outline-level="4"><text:bookmark text:name="cross-team-impact"/><text:span text:style-name="Strong_20_Emphasis">Cross-Team Impact</text:span></text:h>
      <text:p text:style-name="Text_20_body">How will this increase on call and dev-ops burden? <text:line-break/>How much money will it cost? <text:line-break/>Does it cause any latency regression to the system? <text:line-break/>Does it expose any security vulnerabilities? <text:line-break/>What are some negative consequences and side effects? <text:line-break/>How might the support team communicate this to the customers?</text:p>
      <text:h text:style-name="Heading_20_4" text:outline-level="4"><text:bookmark text:name="open-questions"/><text:span text:style-name="Strong_20_Emphasis">Open Questions</text:span></text:h>
      <text:p text:style-name="Text_20_body">Any open issues that you aren’t sure about, contentious decisions that you’d like readers to weigh in on, suggested future work, and so on. A tongue-in-cheek name for this section is the “known unknowns”.</text:p>
      <text:h text:style-name="Heading_20_4" text:outline-level="4"><text:bookmark text:name="detailed-scoping-and-timeline"/><text:soft-page-break/><text:span text:style-name="Strong_20_Emphasis">Detailed Scoping and Timeline</text:span></text:h>
      <text:p text:style-name="Text_20_body">This section is mostly going to be read only by the engineers working on this project, their tech leads, and their managers. Hence this section is at the end of the doc.</text:p>
      <text:p text:style-name="Text_20_body">Essentially, this is the breakdown of how and when you plan on executing each part of the project. There’s a lot that goes into scoping accurately, so you can read <text:a xlink:type="simple" xlink:href="https://medium.freecodecamp.org/how-to-effectively-scope-your-software-projects-from-planning-to-execution-e96cbcac54b9" text:style-name="Internet_20_link" text:visited-style-name="Visited_20_Internet_20_Link">this post</text:a> to learn more about scoping.</text:p>
      <text:p text:style-name="Text_20_body">I tend to also treat this section of the design doc as an ongoing project task tracker, so I update this whenever my scoping estimate changes. But that’s more of a personal preferen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7:37:43.323205020</meta:creation-date>
    <dc:date>2019-08-01T22:09:12.433959137</dc:date>
    <meta:editing-duration>PT40M17S</meta:editing-duration>
    <meta:editing-cycles>6</meta:editing-cycles>
    <meta:generator>LibreOffice/6.0.7.3$Linux_X86_64 LibreOffice_project/00m0$Build-3</meta:generator>
    <meta:document-statistic meta:table-count="0" meta:image-count="0" meta:object-count="0" meta:page-count="3" meta:paragraph-count="41" meta:word-count="811" meta:character-count="4692" meta:non-whitespace-character-count="3913"/>
  </office:meta>
</office:document-meta>
</file>